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91FD3D7A0E2F17A9FC.png" manifest:media-type="image/png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7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8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0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4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6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8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09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210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211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12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13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14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215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216" style:family="paragraph" style:parent-style-name="Standard" style:list-style-name="L39">
      <style:text-properties style:text-position="0% 100%" fo:font-weight="normal" officeooo:rsid="0183c64b" officeooo:paragraph-rsid="0183c64b" style:font-weight-asian="normal" style:font-weight-complex="normal"/>
    </style:style>
    <style:style style:name="P217" style:family="paragraph" style:parent-style-name="Standard">
      <style:text-properties style:text-position="0% 100%" fo:font-weight="normal" officeooo:rsid="0186742e" officeooo:paragraph-rsid="0186742e" style:font-weight-asian="normal" style:font-weight-complex="normal"/>
    </style:style>
    <style:style style:name="P218" style:family="paragraph" style:parent-style-name="Standard" style:list-style-name="L40">
      <style:text-properties style:text-position="0% 100%" fo:font-weight="normal" officeooo:rsid="0187f085" officeooo:paragraph-rsid="0187f085" style:font-weight-asian="normal" style:font-weight-complex="normal"/>
    </style:style>
    <style:style style:name="P219" style:family="paragraph" style:parent-style-name="Standard" style:list-style-name="L40">
      <style:text-properties style:text-position="0% 100%" fo:font-weight="normal" officeooo:rsid="01891b91" officeooo:paragraph-rsid="01891b91" style:font-weight-asian="normal" style:font-weight-complex="normal"/>
    </style:style>
    <style:style style:name="P220" style:family="paragraph" style:parent-style-name="Standard">
      <style:text-properties style:text-position="0% 100%" fo:font-weight="normal" officeooo:rsid="01891b91" officeooo:paragraph-rsid="01891b91" style:font-weight-asian="normal" style:font-weight-complex="normal"/>
    </style:style>
    <style:style style:name="P221" style:family="paragraph" style:parent-style-name="Standard" style:list-style-name="L41">
      <style:text-properties style:text-position="0% 100%" fo:font-weight="normal" officeooo:rsid="018acd1f" officeooo:paragraph-rsid="018acd1f" style:font-weight-asian="normal" style:font-weight-complex="normal"/>
    </style:style>
    <style:style style:name="P222" style:family="paragraph" style:parent-style-name="Standard" style:list-style-name="L41">
      <style:text-properties style:text-position="0% 100%" fo:font-weight="normal" officeooo:rsid="018b6cd9" officeooo:paragraph-rsid="018b6cd9" style:font-weight-asian="normal" style:font-weight-complex="normal"/>
    </style:style>
    <style:style style:name="P223" style:family="paragraph" style:parent-style-name="Standard" style:list-style-name="L41">
      <style:text-properties style:text-position="0% 100%" fo:font-weight="normal" officeooo:rsid="018d6298" officeooo:paragraph-rsid="018d6298" style:font-weight-asian="normal" style:font-weight-complex="normal"/>
    </style:style>
    <style:style style:name="P224" style:family="paragraph" style:parent-style-name="Standard" style:list-style-name="L41">
      <style:text-properties style:text-position="0% 100%" fo:font-weight="normal" officeooo:rsid="018f5f3d" officeooo:paragraph-rsid="018f5f3d" style:font-weight-asian="normal" style:font-weight-complex="normal"/>
    </style:style>
    <style:style style:name="P225" style:family="paragraph" style:parent-style-name="Standard" style:list-style-name="L41">
      <style:text-properties style:text-position="0% 100%" fo:font-weight="normal" officeooo:rsid="019101d9" officeooo:paragraph-rsid="019101d9" style:font-weight-asian="normal" style:font-weight-complex="normal"/>
    </style:style>
    <style:style style:name="P226" style:family="paragraph" style:parent-style-name="Standard">
      <style:text-properties style:text-position="0% 100%" fo:font-weight="normal" officeooo:rsid="0198b11f" officeooo:paragraph-rsid="0198b11f" style:font-weight-asian="normal" style:font-weight-complex="normal"/>
    </style:style>
    <style:style style:name="P227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28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29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30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31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32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33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34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35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36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37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38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39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40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41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42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43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44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45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46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47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48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49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50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51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52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53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54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55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56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57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58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59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60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61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62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63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64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65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66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67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68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69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70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71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72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73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74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75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76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77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78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79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80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81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82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83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284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285" style:family="paragraph" style:parent-style-name="Standard">
      <style:text-properties style:text-position="0% 100%" fo:font-weight="bold" officeooo:rsid="017aa8da" officeooo:paragraph-rsid="017aa8da" style:font-weight-asian="bold" style:font-weight-complex="bold"/>
    </style:style>
    <style:style style:name="P286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287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288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289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290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291" style:family="paragraph" style:parent-style-name="Standard">
      <style:text-properties style:text-position="0% 100%" fo:font-weight="bold" officeooo:rsid="0185e149" officeooo:paragraph-rsid="0185e149" style:font-weight-asian="bold" style:font-weight-complex="bold"/>
    </style:style>
    <style:style style:name="P292" style:family="paragraph" style:parent-style-name="Standard">
      <style:text-properties style:text-position="0% 100%" fo:font-weight="bold" officeooo:rsid="01894a17" officeooo:paragraph-rsid="01894a17" style:font-weight-asian="bold" style:font-weight-complex="bold"/>
    </style:style>
    <style:style style:name="P293" style:family="paragraph" style:parent-style-name="Standard" style:list-style-name="L41">
      <style:text-properties style:text-position="0% 100%" fo:font-weight="bold" officeooo:rsid="018b6cd9" officeooo:paragraph-rsid="018b6cd9" style:font-weight-asian="bold" style:font-weight-complex="bold"/>
    </style:style>
    <style:style style:name="P294" style:family="paragraph" style:parent-style-name="Standard" style:list-style-name="L41">
      <style:text-properties style:text-position="0% 100%" fo:font-weight="bold" officeooo:rsid="018b6cd9" officeooo:paragraph-rsid="018d6298" style:font-weight-asian="bold" style:font-weight-complex="bold"/>
    </style:style>
    <style:style style:name="P295" style:family="paragraph" style:parent-style-name="Standard" style:list-style-name="L41">
      <style:text-properties style:text-position="0% 100%" fo:font-weight="bold" officeooo:rsid="019101d9" officeooo:paragraph-rsid="019101d9" style:font-weight-asian="bold" style:font-weight-complex="bold"/>
    </style:style>
    <style:style style:name="P296" style:family="paragraph" style:parent-style-name="Standard" style:list-style-name="L41">
      <style:text-properties style:text-position="0% 100%" fo:font-weight="bold" officeooo:rsid="01919e1b" officeooo:paragraph-rsid="01919e1b" style:font-weight-asian="bold" style:font-weight-complex="bold"/>
    </style:style>
    <style:style style:name="P297" style:family="paragraph" style:parent-style-name="Standard" style:list-style-name="L41">
      <style:text-properties style:text-position="0% 100%" fo:font-weight="bold" officeooo:rsid="01933179" officeooo:paragraph-rsid="01933179" style:font-weight-asian="bold" style:font-weight-complex="bold"/>
    </style:style>
    <style:style style:name="P298" style:family="paragraph" style:parent-style-name="Standard" style:list-style-name="L41">
      <style:text-properties style:text-position="0% 100%" fo:font-weight="bold" officeooo:rsid="0194d59f" officeooo:paragraph-rsid="0194d59f" style:font-weight-asian="bold" style:font-weight-complex="bold"/>
    </style:style>
    <style:style style:name="P299" style:family="paragraph" style:parent-style-name="Standard">
      <style:text-properties style:text-position="0% 100%" fo:font-weight="bold" officeooo:rsid="01959ec6" officeooo:paragraph-rsid="01959ec6" style:font-weight-asian="bold" style:font-weight-complex="bold"/>
    </style:style>
    <style:style style:name="P300" style:family="paragraph" style:parent-style-name="Standard">
      <style:text-properties style:text-position="0% 100%" fo:font-weight="bold" officeooo:rsid="019a773a" officeooo:paragraph-rsid="019a773a" style:font-weight-asian="bold" style:font-weight-complex="bold"/>
    </style:style>
    <style:style style:name="P301" style:family="paragraph" style:parent-style-name="Standard">
      <style:text-properties style:text-position="0% 100%" fo:font-weight="bold" officeooo:rsid="019c6e4c" officeooo:paragraph-rsid="019c6e4c" style:font-weight-asian="bold" style:font-weight-complex="bold"/>
    </style:style>
    <style:style style:name="P302" style:family="paragraph" style:parent-style-name="Standard">
      <style:text-properties style:text-position="0% 100%" fo:font-weight="bold" officeooo:rsid="019efd67" officeooo:paragraph-rsid="019efd67" style:font-weight-asian="bold" style:font-weight-complex="bold"/>
    </style:style>
    <style:style style:name="P303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304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305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306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307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308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309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310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311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312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313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314" style:family="paragraph" style:parent-style-name="Standard">
      <style:text-properties fo:font-weight="bold" officeooo:paragraph-rsid="01891b91"/>
    </style:style>
    <style:style style:name="P315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316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317" style:family="paragraph" style:parent-style-name="Standard" style:list-style-name="L27"/>
    <style:style style:name="P318" style:family="paragraph" style:parent-style-name="Standard" style:list-style-name="L27">
      <style:text-properties officeooo:rsid="010842f6" officeooo:paragraph-rsid="010842f6"/>
    </style:style>
    <style:style style:name="P319" style:family="paragraph" style:parent-style-name="Standard" style:list-style-name="L27">
      <style:text-properties officeooo:rsid="01085f2f" officeooo:paragraph-rsid="01085f2f"/>
    </style:style>
    <style:style style:name="P320" style:family="paragraph" style:parent-style-name="Standard" style:list-style-name="L36">
      <style:text-properties officeooo:paragraph-rsid="01654712"/>
    </style:style>
    <style:style style:name="P3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3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normal" officeooo:rsid="01933179" style:font-weight-asian="normal" style:font-weight-complex="normal"/>
    </style:style>
    <style:style style:name="T27" style:family="text">
      <style:text-properties fo:font-weight="normal" officeooo:rsid="0194d59f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654712" style:font-weight-asian="bold" style:font-weight-complex="bold"/>
    </style:style>
    <style:style style:name="T30" style:family="text">
      <style:text-properties officeooo:rsid="003f9a43"/>
    </style:style>
    <style:style style:name="T31" style:family="text">
      <style:text-properties officeooo:rsid="00430039"/>
    </style:style>
    <style:style style:name="T32" style:family="text">
      <style:text-properties officeooo:rsid="0046b029"/>
    </style:style>
    <style:style style:name="T33" style:family="text">
      <style:text-properties officeooo:rsid="004b882e"/>
    </style:style>
    <style:style style:name="T34" style:family="text">
      <style:text-properties officeooo:rsid="00532ad5"/>
    </style:style>
    <style:style style:name="T35" style:family="text">
      <style:text-properties officeooo:rsid="005db356"/>
    </style:style>
    <style:style style:name="T36" style:family="text">
      <style:text-properties officeooo:rsid="00646b08"/>
    </style:style>
    <style:style style:name="T37" style:family="text">
      <style:text-properties officeooo:rsid="006ad065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style:text-position="0% 100%" fo:font-weight="normal" officeooo:rsid="00cbc608" style:font-weight-asian="normal" style:font-weight-complex="normal"/>
    </style:style>
    <style:style style:name="T41" style:family="text">
      <style:text-properties style:text-position="0% 100%" fo:font-weight="normal" officeooo:rsid="00cca754" style:font-weight-asian="normal" style:font-weight-complex="normal"/>
    </style:style>
    <style:style style:name="T42" style:family="text">
      <style:text-properties style:text-position="0% 100%" fo:font-weight="normal" officeooo:rsid="01893d12" style:font-weight-asian="normal" style:font-weight-complex="normal"/>
    </style:style>
    <style:style style:name="T43" style:family="text">
      <style:text-properties style:text-position="0% 100%" fo:font-weight="bold" officeooo:rsid="00cbc608" style:font-weight-asian="bold" style:font-weight-complex="bold"/>
    </style:style>
    <style:style style:name="T44" style:family="text">
      <style:text-properties style:text-position="0% 100%" fo:font-weight="bold" officeooo:rsid="00cdce83" style:font-weight-asian="bold" style:font-weight-complex="bold"/>
    </style:style>
    <style:style style:name="T45" style:family="text">
      <style:text-properties style:text-position="0% 100%" officeooo:rsid="01891b91" style:font-weight-asian="bold" style:font-weight-complex="bold"/>
    </style:style>
    <style:style style:name="T46" style:family="text">
      <style:text-properties officeooo:rsid="0077b5dd"/>
    </style:style>
    <style:style style:name="T47" style:family="text">
      <style:text-properties officeooo:rsid="009375b6"/>
    </style:style>
    <style:style style:name="T48" style:family="text">
      <style:text-properties officeooo:rsid="009efe69"/>
    </style:style>
    <style:style style:name="T49" style:family="text">
      <style:text-properties officeooo:rsid="00a37641"/>
    </style:style>
    <style:style style:name="T50" style:family="text">
      <style:text-properties officeooo:rsid="00130c0a"/>
    </style:style>
    <style:style style:name="T51" style:family="text">
      <style:text-properties style:text-line-through-style="none" style:text-line-through-type="none"/>
    </style:style>
    <style:style style:name="T52" style:family="text">
      <style:text-properties style:text-line-through-style="none" style:text-line-through-type="none" officeooo:rsid="00b80393"/>
    </style:style>
    <style:style style:name="T53" style:family="text">
      <style:text-properties style:text-line-through-style="none" style:text-line-through-type="none" fo:font-weight="bold" style:font-weight-asian="bold" style:font-weight-complex="bold"/>
    </style:style>
    <style:style style:name="T54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55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56" style:family="text">
      <style:text-properties style:text-line-through-style="none" style:text-line-through-type="none" officeooo:rsid="00bb04b9"/>
    </style:style>
    <style:style style:name="T57" style:family="text">
      <style:text-properties style:text-line-through-style="none" style:text-line-through-type="none" officeooo:rsid="00bc948c"/>
    </style:style>
    <style:style style:name="T58" style:family="text">
      <style:text-properties style:text-line-through-style="none" style:text-line-through-type="none" officeooo:rsid="00be0617"/>
    </style:style>
    <style:style style:name="T59" style:family="text">
      <style:text-properties style:text-line-through-style="none" style:text-line-through-type="none" officeooo:rsid="00c07c31"/>
    </style:style>
    <style:style style:name="T60" style:family="text">
      <style:text-properties officeooo:rsid="00c94155"/>
    </style:style>
    <style:style style:name="T61" style:family="text">
      <style:text-properties officeooo:rsid="00d5261e"/>
    </style:style>
    <style:style style:name="T62" style:family="text">
      <style:text-properties officeooo:rsid="00e54534"/>
    </style:style>
    <style:style style:name="T63" style:family="text">
      <style:text-properties officeooo:rsid="00e74942"/>
    </style:style>
    <style:style style:name="T64" style:family="text">
      <style:text-properties officeooo:rsid="00e7cbc1"/>
    </style:style>
    <style:style style:name="T65" style:family="text">
      <style:text-properties officeooo:rsid="00ec0776"/>
    </style:style>
    <style:style style:name="T66" style:family="text">
      <style:text-properties officeooo:rsid="00f0e9ba"/>
    </style:style>
    <style:style style:name="T67" style:family="text">
      <style:text-properties officeooo:rsid="00f5f769"/>
    </style:style>
    <style:style style:name="T68" style:family="text">
      <style:text-properties officeooo:rsid="0106525a"/>
    </style:style>
    <style:style style:name="T69" style:family="text">
      <style:text-properties officeooo:rsid="010e8045"/>
    </style:style>
    <style:style style:name="T70" style:family="text">
      <style:text-properties officeooo:rsid="012cbcd1"/>
    </style:style>
    <style:style style:name="T71" style:family="text">
      <style:text-properties officeooo:rsid="01440ff2"/>
    </style:style>
    <style:style style:name="T72" style:family="text">
      <style:text-properties officeooo:rsid="014bcdb2"/>
    </style:style>
    <style:style style:name="T73" style:family="text">
      <style:text-properties officeooo:rsid="014f310b"/>
    </style:style>
    <style:style style:name="T74" style:family="text">
      <style:text-properties officeooo:rsid="0153bc67"/>
    </style:style>
    <style:style style:name="T75" style:family="text">
      <style:text-properties officeooo:rsid="015ba627"/>
    </style:style>
    <style:style style:name="T76" style:family="text">
      <style:text-properties officeooo:rsid="016907d6"/>
    </style:style>
    <style:style style:name="T77" style:family="text">
      <style:text-properties officeooo:rsid="0170cff6"/>
    </style:style>
    <style:style style:name="T78" style:family="text">
      <style:text-properties officeooo:rsid="01723ebb"/>
    </style:style>
    <style:style style:name="T79" style:family="text">
      <style:text-properties officeooo:rsid="018d6298"/>
    </style:style>
    <style:style style:name="T80" style:family="text">
      <style:text-properties officeooo:rsid="01970ff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27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28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30">Bs</text:span> and web applications</text:p>
        </text:list-item>
        <text:list-item>
          <text:p text:style-name="P121"><text:span text:style-name="T28">memcached</text:span> – memory object caching system, <text:span text:style-name="T32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8">redis</text:span> – in-memory key-value store, <text:span text:style-name="T31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33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29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30">S3 intelligent tiering – <text:span text:style-name="T6">useful for unknown and unpredictable access patterns</text:span></text:p>
          <text:list>
            <text:list-item>
              <text:p text:style-name="P231"><text:span text:style-name="T34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32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33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35">SSE-C – server side</text:span> encryption that will use customer provided keys </text:p>
        </text:list-item>
        <text:list-item>
          <text:p text:style-name="P234">Client side encryption – <text:span text:style-name="T7">you encrypt the files before you upload them </text:span></text:p>
        </text:list-item>
        <text:list-item>
          <text:p text:style-name="P235"><text:span text:style-name="T1">Enforcing encryption on S3 buckets – </text:span><text:span text:style-name="T8">when PUT requests are received. </text:span><text:span text:style-name="T36">Create a bucket policy which denies any s3 put requests which doesnt include the following parameter.</text:span></text:p>
          <text:list>
            <text:list-item>
              <text:p text:style-name="P236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37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8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37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46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38">Define an API</text:p>
        </text:list-item>
        <text:list-item>
          <text:p text:style-name="P238">Define resources and nested resources </text:p>
        </text:list-item>
        <text:list-item>
          <text:p text:style-name="P238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38">deploy api to stage </text:p>
          <text:list>
            <text:list-item>
              <text:p text:style-name="P238">use API gateway domain</text:p>
            </text:list-item>
            <text:list-item>
              <text:p text:style-name="P238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47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8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48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49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39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303">flexible noSQL database for applications </text:p>
        </text:list-item>
        <text:list-item>
          <text:p text:style-name="P303">supports both document and key-value data models</text:p>
        </text:list-item>
        <text:list-item>
          <text:p text:style-name="P303">useful for mobile,web,gaming,ad-techIoT</text:p>
        </text:list-item>
        <text:list-item>
          <text:p text:style-name="P304">backed by ssds</text:p>
        </text:list-item>
        <text:list-item>
          <text:p text:style-name="P304">spread across 3 distint data centers </text:p>
        </text:list-item>
        <text:list-item>
          <text:p text:style-name="P304">has eventual consistent reads or strongly consistent reads</text:p>
        </text:list-item>
        <text:list-item>
          <text:p text:style-name="P305">made of tables – items, attributes, key and value</text:p>
          <text:list>
            <text:list-item>
              <text:p text:style-name="P306">can be written in JSON,HTML </text:p>
            </text:list-item>
          </text:list>
        </text:list-item>
        <text:list-item>
          <text:p text:style-name="P150"><text:span text:style-name="T52">S</text:span><text:span text:style-name="T51">tores 2 types of primary keys:</text:span></text:p>
          <text:list>
            <text:list-item>
              <text:p text:style-name="P150"><text:span text:style-name="T53">partition key – </text:span><text:span text:style-name="T51">unique attribute – user ID</text:span></text:p>
              <text:list>
                <text:list-item>
                  <text:p text:style-name="P307">its value is put into a hash function and that determines the physical location of where it will be stored</text:p>
                </text:list-item>
                <text:list-item>
                  <text:p text:style-name="P151"><text:span text:style-name="T56">NO 2 PARTITION KEYS WILL BE THE SAME</text:span><text:span text:style-name="T51"> </text:span></text:p>
                </text:list-item>
              </text:list>
            </text:list-item>
            <text:list-item>
              <text:p text:style-name="P150"><text:span text:style-name="T51"><text:s/></text:span><text:span text:style-name="T54">composite key – </text:span><text:span text:style-name="T56">combination of partition key and sort key</text:span></text:p>
              <text:list>
                <text:list-item>
                  <text:p text:style-name="P152"><text:span text:style-name="T56">u</text:span><text:span text:style-name="T51">seful where partition key isn’t unique</text:span></text:p>
                </text:list-item>
                <text:list-item>
                  <text:p text:style-name="P309">ex forum posts – partition key – userID, sort key – timestamp of the post</text:p>
                  <text:list>
                    <text:list-item>
                      <text:p text:style-name="P152"><text:span text:style-name="T57">items with the same partition key are stored together and they sorted according </text:span><text:span text:style-name="T58">to</text:span><text:span text:style-name="T57"> the sort key </text:span><text:span text:style-name="T51"><text:s/></text:span></text:p>
                    </text:list-item>
                  </text:list>
                </text:list-item>
                <text:list-item>
                  <text:p text:style-name="P309"/>
                </text:list-item>
              </text:list>
            </text:list-item>
            <text:list-item>
              <text:p text:style-name="P310"/>
            </text:list-item>
          </text:list>
        </text:list-item>
        <text:list-item>
          <text:p text:style-name="P150"><text:span text:style-name="T51"><text:s/></text:span><text:span text:style-name="T55">Security is managed by IAM – </text:span><text:span text:style-name="T59">create users to access and create DynamoDB tables, also create a role or use </text:span><text:span text:style-name="T55">IAM condition to restrict user access to their own records</text:span></text:p>
          <text:list>
            <text:list-item>
              <text:p text:style-name="P153"><text:span text:style-name="T55">e</text:span><text:span text:style-name="T53">x. </text:span><text:span text:style-name="T51">mobile game with users and scoreboard</text:span></text:p>
            </text:list-item>
          </text:list>
        </text:list-item>
        <text:list-item>
          <text:p text:style-name="P308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60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40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40"><text:span text:style-name="T11">ex. partition key – userID, sort key – account creation date</text:span> </text:p>
            </text:list-item>
          </text:list>
        </text:list-item>
        <text:list-item>
          <text:p text:style-name="P241">global secondary index - </text:p>
          <text:list>
            <text:list-item>
              <text:p text:style-name="P241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43">Query – </text:span><text:span text:style-name="T40">finds items in a tabled based on primary key and a distinct value </text:span><text:span text:style-name="T41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311"><text:span text:style-name="T38">use the ProjectionExpression parameter </text:span><text:span text:style-name="T39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313"><text:span text:style-name="T39">reverse the order with </text:span><text:span text:style-name="T38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43">Scan – </text:span><text:span text:style-name="T44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312"><text:span text:style-name="T38">use the ProjectionExpression parameter </text:span><text:span text:style-name="T39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42">know scans process data sequentially returning 1MB incremements. It can only scan 1 partition at a time</text:p>
        </text:list-item>
        <text:list-item>
          <text:p text:style-name="P242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61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66">(uses write-through cache)</text:span></text:p>
      <text:p text:style-name="P168">ex. adding a new item </text:p>
      <text:p text:style-name="P93">Allows you to point DynamoDB API calls to the DAX cluster fir<text:span text:style-name="T62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63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64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65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67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8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8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68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317">A DynamoDB stream is an<text:span text:style-name="T28"> ordered flow of information about changes to items</text:span> in an Amazon DynamoDB table.</text:p>
        </text:list-item>
        <text:list-item>
          <text:p text:style-name="P318">Events are recored in near real-time </text:p>
        </text:list-item>
        <text:list-item>
          <text:p text:style-name="P319">event source for lambda, can trigger lambda basically!</text:p>
        </text:list-item>
        <text:list-item>
          <text:p text:style-name="P317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8">exponential backoff –</text:span> <text:span text:style-name="T69">all aws sdks use exponential baackoff, app will wait longer before retrying again. First 50 ms, then 100 ms, then 200 ms, </text:span></text:p>
        </text:list-item>
        <text:list-item>
          <text:p text:style-name="P243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8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50">fileb://</text:span>hi.txt --output text --query CiphertextBlob | base64 --decode &gt; <text:span text:style-name="T50">encrypted.txt</text:span></text:p>
      <text:p text:style-name="P102"/>
      <text:p text:style-name="P102">aws kms decrypt --ciphertext-blob <text:span text:style-name="T50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50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315">Take your master key to encrypt envelope key, and envelope key is used to encrypt data </text:p>
      <text:p text:style-name="P316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321">More notes on other AWS Services</text:p>
      <text:p text:style-name="P184"/>
      <text:p text:style-name="P244">More notes on SQS</text:p>
      <text:list xml:id="list2605550248" text:style-name="L29">
        <text:list-item>
          <text:p text:style-name="P185">web service message queue service that can be used to store messages until a computer can process them </text:p>
        </text:list-item>
        <text:list-item>
          <text:p text:style-name="P186">distributed queue system </text:p>
        </text:list-item>
        <text:list-item>
          <text:p text:style-name="P245">short polling – <text:span text:style-name="T1">keep polling the queue for more work</text:span></text:p>
        </text:list-item>
        <text:list-item>
          <text:p text:style-name="P245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246">useful for decoupling components and easing message management between these components</text:p>
        </text:list-item>
        <text:list-item>
          <text:p text:style-name="P247">standard – <text:span text:style-name="T1">standard queues are delivered at least once , </text:span><text:span text:style-name="T15">no ordering</text:span></text:p>
          <text:list>
            <text:list-item>
              <text:p text:style-name="P248">you need to provide another application to help with ordering </text:p>
            </text:list-item>
          </text:list>
        </text:list-item>
        <text:list-item>
          <text:p text:style-name="P247">FIFO – <text:span text:style-name="T1">first in, first processed, </text:span><text:span text:style-name="T16">liit to 300 transactions per secondary</text:span></text:p>
        </text:list-item>
        <text:list-item>
          <text:p text:style-name="P249">messages are 256kb in size </text:p>
        </text:list-item>
        <text:list-item>
          <text:p text:style-name="P250"><text:span text:style-name="T1">kept from 1 min to 14 days in the queue</text:span></text:p>
        </text:list-item>
        <text:list-item>
          <text:p text:style-name="P250"><text:span text:style-name="T1">default retention period is 4 days </text:span></text:p>
        </text:list-item>
        <text:list-item>
          <text:p text:style-name="P251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52"><text:soft-page-break/><text:span text:style-name="T1">message is deleted after processed</text:span></text:p>
            </text:list-item>
            <text:list-item>
              <text:p text:style-name="P252"><text:span text:style-name="T1">message becomes visible if no computer processes it </text:span></text:p>
            </text:list-item>
            <text:list-item>
              <text:p text:style-name="P254">timeout can range from 30 seconds to 12 hrs </text:p>
            </text:list-item>
            <text:list-item>
              <text:p text:style-name="P289">ChangeMessageVisibility – <text:span text:style-name="T24">time to process the message </text:span></text:p>
            </text:list-item>
          </text:list>
        </text:list-item>
      </text:list>
      <text:p text:style-name="P253"><text:span text:style-name="T1"/></text:p>
      <text:p text:style-name="P255">More on SNS </text:p>
      <text:p text:style-name="P187">amazon’s managed notification service </text:p>
      <text:list xml:id="list2861060076" text:style-name="L30">
        <text:list-item>
          <text:p text:style-name="P188">flexible, scalable, cost-efficient </text:p>
        </text:list-item>
        <text:list-item>
          <text:p text:style-name="P189">push notifications to numerous devices</text:p>
        </text:list-item>
        <text:list-item>
          <text:p text:style-name="P256">make a topic –<text:span text:style-name="T1"> </text:span><text:span text:style-name="T70">access point where devices subscribe, </text:span><text:span text:style-name="T1">group of devices to receive these messages </text:span></text:p>
        </text:list-item>
        <text:list-item>
          <text:p text:style-name="P257">all messages are stored redundantly across multiple AZ’s</text:p>
        </text:list-item>
        <text:list-item>
          <text:p text:style-name="P258"><text:span text:style-name="T1">push-based deliver</text:span></text:p>
        </text:list-item>
        <text:list-item>
          <text:p text:style-name="P259"><text:span text:style-name="T1">payasyougo</text:span></text:p>
          <text:list>
            <text:list-item>
              <text:p text:style-name="P259"><text:span text:style-name="T1">.</text:span><text:span text:style-name="T18">50 per 1 million requests </text:span></text:p>
            </text:list-item>
            <text:list-item>
              <text:p text:style-name="P259"><text:span text:style-name="T18">.06 per 100000 per http requests </text:span></text:p>
            </text:list-item>
            <text:list-item>
              <text:p text:style-name="P259"><text:span text:style-name="T18">.75 per 100 notifications over SMS</text:span></text:p>
            </text:list-item>
            <text:list-item>
              <text:p text:style-name="P261"><text:span text:style-name="T1">2.00 per 100000 notifications over email</text:span></text:p>
            </text:list-item>
          </text:list>
        </text:list-item>
      </text:list>
      <text:p text:style-name="P290">You can use SNS to send 1 message to multiple SQS queues </text:p>
      <text:p text:style-name="P260"><text:span text:style-name="T1"/></text:p>
      <text:p text:style-name="P262">SES vs SNS</text:p>
      <text:p text:style-name="P262">SES<text:span text:style-name="T1"> – simple email service </text:span></text:p>
      <text:p text:style-name="P262"><text:span text:style-name="T1">scalable email service to help with marketing services (think mailchimp for AWS) </text:span></text:p>
      <text:list xml:id="list1785934074" text:style-name="L31">
        <text:list-item>
          <text:p text:style-name="P263"><text:span text:style-name="T1">automated emails </text:span></text:p>
        </text:list-item>
        <text:list-item>
          <text:p text:style-name="P263"><text:span text:style-name="T1">purchase confirmations</text:span></text:p>
        </text:list-item>
        <text:list-item>
          <text:p text:style-name="P263"><text:span text:style-name="T1">shipping notifications</text:span></text:p>
        </text:list-item>
        <text:list-item>
          <text:p text:style-name="P263"><text:span text:style-name="T1">order status updates </text:span></text:p>
        </text:list-item>
        <text:list-item>
          <text:p text:style-name="P263"><text:span text:style-name="T1">online retail business that needs customers about sales promotions and discounts </text:span></text:p>
        </text:list-item>
      </text:list>
      <text:p text:style-name="P264"><text:span text:style-name="T1"/></text:p>
      <text:p text:style-name="P265">More on Elastic Beanstalk 101</text:p>
      <text:p text:style-name="P266">service for scaling web applications in many languages</text:p>
      <text:p text:style-name="P266">Developers focus on writing code. Elastic beanstalk handles the rest </text:p>
      <text:list xml:id="list900216026" text:style-name="L32">
        <text:list-item>
          <text:p text:style-name="P267"><text:span text:style-name="T1">you upload the code</text:span></text:p>
        </text:list-item>
        <text:list-item>
          <text:p text:style-name="P267"><text:span text:style-name="T1">it configures the environment </text:span></text:p>
        </text:list-item>
        <text:list-item>
          <text:p text:style-name="P268"><text:span text:style-name="T1">elastic beanstalk is using zip folder while cloudformation are templates in JSON </text:span></text:p>
        </text:list-item>
        <text:list-item>
          <text:p text:style-name="P269"><text:span text:style-name="T1">you have full admin control over the resources </text:span></text:p>
        </text:list-item>
        <text:list-item>
          <text:p text:style-name="P269"><text:span text:style-name="T1">all updates are applied by elastic beanstalk (such as updates for dependencies) </text:span></text:p>
        </text:list-item>
        <text:list-item>
          <text:p text:style-name="P269"><text:span text:style-name="T1">integrates with cloudwatch and x-ray</text:span></text:p>
        </text:list-item>
        <text:list-item>
          <text:p text:style-name="P270"><text:span text:style-name="T1">updates, monitoring, metrics, and health-checks all included</text:span></text:p>
        </text:list-item>
      </text:list>
      <text:p text:style-name="P184"/>
      <text:p text:style-name="P271">More on deployment policies </text:p>
      <text:list xml:id="list2829302693" text:style-name="L34">
        <text:list-item>
          <text:p text:style-name="P273"><text:span text:style-name="T71">all at once</text:span></text:p>
          <text:list>
            <text:list-item>
              <text:p text:style-name="P190">deploys all new version to all instances</text:p>
            </text:list-item>
            <text:list-item>
              <text:p text:style-name="P190">all instances out of service while new code is deployed </text:p>
            </text:list-item>
            <text:list-item>
              <text:p text:style-name="P190">DO NOT USE FOR MISSION-CRITICAL CHANGES</text:p>
            </text:list-item>
            <text:list-item>
              <text:p text:style-name="P190">LONGER TIME FOR ROLLING BACK CHANGES</text:p>
            </text:list-item>
            <text:list-item>
              <text:p text:style-name="P193">Use only in DEV Environments</text:p>
            </text:list-item>
          </text:list>
        </text:list-item>
        <text:list-item>
          <text:p text:style-name="P273"><text:span text:style-name="T71">rolling</text:span></text:p>
          <text:list>
            <text:list-item>
              <text:p text:style-name="P191">deploy new version in batches </text:p>
            </text:list-item>
            <text:list-item>
              <text:p text:style-name="P191"><text:soft-page-break/>some instances are taken out during the new version being pushed</text:p>
            </text:list-item>
            <text:list-item>
              <text:p text:style-name="P191">NOT IDEAL FOR PERFORMANCE SENSITIVE SYSTEMS </text:p>
            </text:list-item>
            <text:list-item>
              <text:p text:style-name="P191"/>
            </text:list-item>
          </text:list>
        </text:list-item>
        <text:list-item>
          <text:p text:style-name="P273"><text:span text:style-name="T71">rolling with additional batch</text:span></text:p>
          <text:list>
            <text:list-item>
              <text:p text:style-name="P192">launches an additional batch of instances</text:p>
            </text:list-item>
            <text:list-item>
              <text:p text:style-name="P192">deploys new version in batches </text:p>
            </text:list-item>
            <text:list-item>
              <text:p text:style-name="P192">doesn’t affect environment </text:p>
            </text:list-item>
            <text:list-item>
              <text:p text:style-name="P192">USEFUL FOR SYSTEMS THAT NEED FULL PERFORMANCE</text:p>
            </text:list-item>
          </text:list>
        </text:list-item>
        <text:list-item>
          <text:p text:style-name="P273"><text:span text:style-name="T71">immutable</text:span> </text:p>
          <text:list>
            <text:list-item>
              <text:p text:style-name="P272"><text:s/><text:span text:style-name="T19">deploys new version to fresh group of instances </text:span></text:p>
            </text:list-item>
            <text:list-item>
              <text:p text:style-name="P274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74"><text:span text:style-name="T1">B EST OPTION FOR MISSION CRITICAL SYSTEMS </text:span></text:p>
            </text:list-item>
            <text:list-item>
              <text:p text:style-name="P274"><text:span text:style-name="T1">fallback option is to terminate the new auto-scaling group</text:span></text:p>
            </text:list-item>
          </text:list>
        </text:list-item>
      </text:list>
      <text:p text:style-name="P275"/>
      <text:p text:style-name="P275">More on Elastic Beanstalk</text:p>
      <text:p text:style-name="P194">Use <text:span text:style-name="T28">elastic beanstalk configuration files </text:span>to specify elastic beanstalk configuration </text:p>
      <text:p text:style-name="P194">Written in YAML or JSON, <text:span text:style-name="T72">must have .config and saved in folder .ebextensions</text:span></text:p>
      <text:p text:style-name="P195">elasticbeanstalk.config → .ebextensions/</text:p>
      <text:p text:style-name="P215">it supports:</text:p>
      <text:list xml:id="list3996111416" text:style-name="L39">
        <text:list-item>
          <text:p text:style-name="P216">apache tomcat for java applications</text:p>
        </text:list-item>
        <text:list-item>
          <text:p text:style-name="P216">apache http server for php applications </text:p>
        </text:list-item>
        <text:list-item>
          <text:p text:style-name="P216">passenger for ruby applications </text:p>
        </text:list-item>
        <text:list-item>
          <text:p text:style-name="P216"/>
        </text:list-item>
      </text:list>
      <text:p text:style-name="P276">RDS and Elastic Beanstalk </text:p>
      <text:list xml:id="list2081925153" text:style-name="L35">
        <text:list-item>
          <text:p text:style-name="P196">you can launch RDS from within Elastic Beanstalk </text:p>
          <text:list>
            <text:list-item>
              <text:p text:style-name="P196">useful for dev and test environments</text:p>
            </text:list-item>
            <text:list-item>
              <text:p text:style-name="P196">not ideal for production environments <text:s/>because once elastic beanstalk environment is terminated, RDS is terminated, <text:span text:style-name="T73">DECOUPLE THEM</text:span></text:p>
            </text:list-item>
          </text:list>
        </text:list-item>
        <text:list-item>
          <text:p text:style-name="P197">decouple the RDS and Elastic beanstalk environments. </text:p>
          <text:list>
            <text:list-item>
              <text:p text:style-name="P197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</text:list>
      <text:p text:style-name="P198"/>
      <text:p text:style-name="P277">Notes on Kinesis</text:p>
      <text:list xml:id="list4061245207" text:style-name="L36">
        <text:list-item>
          <text:p text:style-name="P200">AWS service to manage streaming services</text:p>
        </text:list-item>
        <text:list-item>
          <text:p text:style-name="P200"><text:span text:style-name="T74">Ex.</text:span> can be purchases, video streaming, music streaming, e.g., <text:span text:style-name="T74">stock prices, game data , social network data , geospatial data, IoT sensor Data</text:span></text:p>
        </text:list-item>
        <text:list-item>
          <text:p text:style-name="P201">easiest way to load and analyze these database</text:p>
        </text:list-item>
        <text:list-item>
          <text:p text:style-name="P280">3 types of kinesis products</text:p>
        </text:list-item>
        <text:list-item>
          <text:p text:style-name="P279">Kinesis streams</text:p>
          <text:list>
            <text:list-item>
              <text:p text:style-name="P201">uses shards – individual streams to feed into your analysis tools, <text:span text:style-name="T75">these hold data, stored for 24 hours – 7 days </text:span></text:p>
            </text:list-item>
            <text:list-item>
              <text:p text:style-name="P202">ec2 instances(data consumers) process the shards and return analytic insights into it </text:p>
            </text:list-item>
            <text:list-item>
              <text:p text:style-name="P203">ex. predict the stock market </text:p>
            </text:list-item>
            <text:list-item>
              <text:p text:style-name="P204">After calculations are done, they are sent to storage services </text:p>
            </text:list-item>
            <text:list-item>
              <text:p text:style-name="P281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82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279">Kinesis Firehouse</text:p>
          <text:list>
            <text:list-item>
              <text:p text:style-name="P205">producers send data over </text:p>
            </text:list-item>
            <text:list-item>
              <text:p text:style-name="P205">Firehouse doesn’t need shards, streams, e.g. It is automated </text:p>
            </text:list-item>
            <text:list-item>
              <text:p text:style-name="P205">Data can be collected and analyzed , then stored into s3 buckets </text:p>
            </text:list-item>
            <text:list-item>
              <text:p text:style-name="P206">No automatic data retention policy, NO DATA THAT IS STORED WILL BE DROPPED </text:p>
            </text:list-item>
            <text:list-item>
              <text:p text:style-name="P207">You can send data over to elasticsearch cluster </text:p>
              <text:p text:style-name="P320"><text:span text:style-name="T28">Elasticsearch –</text:span><text:span text:style-name="T29"> search and analytics engine able to process vast amounts of data (useful for analytics)</text:span></text:p>
            </text:list-item>
          </text:list>
        </text:list-item>
        <text:list-item>
          <text:p text:style-name="P279">Kinesis analytics – <text:span text:style-name="T76">Analysis service to analyze streams or firehouse </text:span></text:p>
          <text:list>
            <text:list-item>
              <text:p text:style-name="P208">Allows you to run sql queries as it exists on firehouse and streams and then store that data in s3, redshift, </text:p>
            </text:list-item>
            <text:list-item>
              <text:p text:style-name="P208">ANALYZE DATA WHILE ITS IN KINESIS USING SQL QUERY LANGUAGES </text:p>
            </text:list-item>
          </text:list>
        </text:list-item>
      </text:list>
      <text:p text:style-name="P184"/>
      <text:p text:style-name="P322">Notes on Developer theory</text:p>
      <text:p text:style-name="P283">Notes on Continuous Integration and Continuous Improvement (CI/DI)</text:p>
      <text:p text:style-name="P209">CI/CD are best practices for software development and deployment </text:p>
      <text:p text:style-name="P210">enable you to push changes faster to production code </text:p>
      <text:list xml:id="list3907977026" text:style-name="L37">
        <text:list-item>
          <text:p text:style-name="P211">Example of a workflow</text:p>
        </text:list-item>
        <text:list-item>
          <text:p text:style-name="P211">1.Code Repo → 2.build management system → 3.<text:span text:style-name="T77">Test framework → 4. make an exe out of code → 5.package the code and deploy to instances running the exe </text:span></text:p>
        </text:list-item>
        <text:list-item>
          <text:p text:style-name="P211"><text:s/><text:span text:style-name="T77">push your code</text:span></text:p>
        </text:list-item>
        <text:list-item>
          <text:p text:style-name="P212">it gets built</text:p>
        </text:list-item>
        <text:list-item>
          <text:p text:style-name="P212">then it gets tested (integration, functional, unit tests<text:span text:style-name="T78">)</text:span></text:p>
        </text:list-item>
        <text:list-item>
          <text:p text:style-name="P213">an exe is made</text:p>
        </text:list-item>
        <text:list-item>
          <text:p text:style-name="P213">code is pushed to computers(or mobile devices ) for running</text:p>
        </text:list-item>
      </text:list>
      <text:p text:style-name="P214"/>
      <text:p text:style-name="P287">CI – continuous integration is about integrating/merging the code changes frequently</text:p>
      <text:p text:style-name="P287">Contuous delivery is about automating the build,test,and deployment functions</text:p>
      <text:p text:style-name="P287">Continous deployment is automating the entire release process, deploying code into production as soon as it passes the release proceess</text:p>
      <text:p text:style-name="P284"/>
      <text:p text:style-name="P285"><text:span text:style-name="T1">types of products to run in AWS</text:span></text:p>
      <text:list xml:id="list2058243994" text:style-name="L38">
        <text:list-item>
          <text:p text:style-name="P286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86"><text:span text:style-name="T1">Codecommit – github repo </text:span></text:p>
        </text:list-item>
        <text:list-item>
          <text:p text:style-name="P286"><text:span text:style-name="T1">Codebuild – build the code – </text:span><text:span text:style-name="T23">compile source code</text:span></text:p>
        </text:list-item>
        <text:list-item>
          <text:p text:style-name="P286"><text:span text:style-name="T1">code deploy – make an exe out of it, </text:span><text:span text:style-name="T23">deploy it to ec2, on premise and lambda</text:span></text:p>
        </text:list-item>
        <text:list-item>
          <text:p text:style-name="P288"><text:span text:style-name="T23">C</text:span><text:span text:style-name="T1">odepipeline – CI/CD workflow tool, automate entire release process</text:span></text:p>
        </text:list-item>
      </text:list>
      <text:p text:style-name="P184"/>
      <text:p text:style-name="P184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184"/>
      <text:p text:style-name="P314"><text:span text:style-name="T45">Amazon Lightsail – </text:span><text:span text:style-name="T42">service tailored to new users to spin up virtual private servers</text:span></text:p>
      <text:p text:style-name="P291">Notes on CodeCommit</text:p>
      <text:p text:style-name="P217">host open source source control system </text:p>
      <text:list xml:id="list1648422037" text:style-name="L40">
        <text:list-item>
          <text:p text:style-name="P218">just think git</text:p>
        </text:list-item>
        <text:list-item>
          <text:p text:style-name="P219">code is encrypted in transit and at rest </text:p>
        </text:list-item>
      </text:list>
      <text:p text:style-name="P220"/>
      <text:p text:style-name="P292">Notes on CodeDeploy</text:p>
      <text:list xml:id="list1995033338" text:style-name="L41">
        <text:list-item>
          <text:p text:style-name="P221">deployment service to on-premise or cloud resources </text:p>
        </text:list-item>
        <text:list-item>
          <text:p text:style-name="P222">keeps standard configuraitons across those resources </text:p>
        </text:list-item>
        <text:list-item>
          <text:p text:style-name="P223">integrates with ansible, puppet, chef</text:p>
        </text:list-item>
        <text:list-item>
          <text:p text:style-name="P293">2 deployment approaches</text:p>
          <text:list>
            <text:list-item>
              <text:p text:style-name="P294"><text:span text:style-name="T79">in-place</text:span></text:p>
              <text:list>
                <text:list-item>
                  <text:p text:style-name="P224">application is stopped on each instance, latest revision is installed </text:p>
                </text:list-item>
                <text:list-item>
                  <text:p text:style-name="P224">instance is out of service so capacity is reduced </text:p>
                </text:list-item>
                <text:list-item>
                  <text:p text:style-name="P224">Note: configure load balancer to stop sending requests to instances that go down</text:p>
                </text:list-item>
                <text:list-item>
                  <text:p text:style-name="P295">Rolling update – <text:span text:style-name="T1">only for ec2 and on-premise systems, no lambda</text:span></text:p>
                </text:list-item>
                <text:list-item>
                  <text:p text:style-name="P295"><text:span text:style-name="T1">Manual reverting changes</text:span></text:p>
                </text:list-item>
              </text:list>
            </text:list-item>
            <text:list-item>
              <text:p text:style-name="P294"><text:span text:style-name="T79">blue/green</text:span> </text:p>
              <text:list>
                <text:list-item>
                  <text:p text:style-name="P225">blue instances are active deployment </text:p>
                </text:list-item>
                <text:list-item>
                  <text:p text:style-name="P225">green instances are running newest version </text:p>
                </text:list-item>
                <text:list-item>
                  <text:p text:style-name="P225">after passing tests, ELB will route traffic ot green instances and terminate old instances </text:p>
                </text:list-item>
                <text:list-item>
                  <text:p text:style-name="P225">Faster recovery time for development </text:p>
                </text:list-item>
                <text:list-item>
                  <text:p text:style-name="P225"/>
                </text:list-item>
              </text:list>
            </text:list-item>
          </text:list>
        </text:list-item>
        <text:list-item>
          <text:p text:style-name="P296">Deployment group – <text:span text:style-name="T1">ec2 instances or lambda functions </text:span><text:span text:style-name="T26">that has newest code version </text:span></text:p>
        </text:list-item>
        <text:list-item>
          <text:p text:style-name="P297">deployment – <text:span text:style-name="T1">process to apply new revisions </text:span></text:p>
        </text:list-item>
        <text:list-item>
          <text:p text:style-name="P297">deployment configuration – <text:span text:style-name="T1">deployment rules and success/fail conditions used during deployment </text:span></text:p>
        </text:list-item>
        <text:list-item>
          <text:p text:style-name="P297">AppSpec File<text:span text:style-name="T1"> – defines deployment actions you want AWS CodeDeploy to execute </text:span></text:p>
        </text:list-item>
        <text:list-item>
          <text:p text:style-name="P297"><text:soft-page-break/>Revision – <text:span text:style-name="T27">evertyhign needed to deploy new version – AppSpec file, app files, exes </text:span></text:p>
        </text:list-item>
        <text:list-item>
          <text:p text:style-name="P298">Application – <text:span text:style-name="T1">id for app you are deploying </text:span></text:p>
        </text:list-item>
      </text:list>
      <text:p text:style-name="P184"/>
      <text:p text:style-name="P184"/>
      <text:p text:style-name="P299">More on <text:span text:style-name="T80">CloudWatch</text:span></text:p>
      <text:p text:style-name="P226">Custom metrics must be installed as an agent on EC2 instances, then feed back data to cloudwatch</text:p>
      <text:p text:style-name="P300">Use getmetricstatistics API <text:span text:style-name="T1">to retrieve data </text:span></text:p>
      <text:p text:style-name="P300"><text:span text:style-name="T1">store log data in cloudwatch logs</text:span></text:p>
      <text:p text:style-name="P300"><text:span text:style-name="T1">You can also recover data from terminated instances to cloudwatch </text:span></text:p>
      <text:p text:style-name="P301">Custom metrics- min granularity is 1 min </text:p>
      <text:p text:style-name="P301">many services are set to update every minute,some 3 or 5 minutes </text:p>
      <text:p text:style-name="P301"><text:span text:style-name="T1"/></text:p>
      <text:p text:style-name="P302">Cloudwatch alarms – <text:span text:style-name="T1">monitor cloudwatch metrics in account and then setup an action to be taken </text:span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6:53:05.225428917</dc:date>
    <meta:editing-duration>PT18H34M2S</meta:editing-duration>
    <meta:editing-cycles>324</meta:editing-cycles>
    <meta:generator>LibreOffice/6.0.7.3$Linux_X86_64 LibreOffice_project/00m0$Build-3</meta:generator>
    <meta:document-statistic meta:table-count="0" meta:image-count="2" meta:object-count="0" meta:page-count="15" meta:paragraph-count="497" meta:word-count="4065" meta:character-count="24192" meta:non-whitespace-character-count="20643"/>
  </office:meta>
</office:document-meta>
</file>